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27310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127310"/>
    </style:style>
    <style:style style:name="P3" style:family="paragraph" style:parent-style-name="Heading_20_1">
      <style:paragraph-properties fo:margin-top="0.159cm" fo:margin-bottom="0cm" style:contextual-spacing="false"/>
      <style:text-properties fo:font-size="22pt" officeooo:paragraph-rsid="00127310" style:font-size-asian="22pt" style:font-size-complex="22pt"/>
    </style:style>
    <style:style style:name="P4" style:family="paragraph" style:parent-style-name="Heading_20_1">
      <style:text-properties officeooo:paragraph-rsid="00127310"/>
    </style:style>
    <style:style style:name="P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27310"/>
    </style:style>
    <style:style style:name="P6" style:family="paragraph" style:parent-style-name="Standard">
      <style:paragraph-properties fo:margin-left="0.233cm" fo:margin-right="0cm" fo:text-indent="0cm" style:auto-text-indent="false"/>
      <style:text-properties officeooo:paragraph-rsid="00127310"/>
    </style:style>
    <style:style style:name="P7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127310"/>
    </style:style>
    <style:style style:name="P8" style:family="paragraph" style:parent-style-name="Text_20_body">
      <style:paragraph-properties fo:margin-left="0.183cm" fo:margin-right="0cm" fo:text-indent="0cm" style:auto-text-indent="false"/>
      <style:text-properties officeooo:paragraph-rsid="00127310"/>
    </style:style>
    <style:style style:name="P9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0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1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officeooo:paragraph-rsid="00127310" style:font-size-asian="12pt"/>
    </style:style>
    <style:style style:name="P12" style:family="paragraph" style:parent-style-name="Text_20_body">
      <style:paragraph-properties fo:margin-top="0.012cm" fo:margin-bottom="0cm" style:contextual-spacing="false"/>
      <style:text-properties fo:font-size="12pt" fo:language="en" fo:country="US" officeooo:rsid="0015a0bb" officeooo:paragraph-rsid="0015a0bb" style:font-size-asian="12pt"/>
    </style:style>
    <style:style style:name="P13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127310" style:font-size-asian="12pt" style:font-weight-asian="bold" style:font-weight-complex="bold"/>
    </style:style>
    <style:style style:name="P14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27310" style:font-size-asian="12pt" style:font-weight-asian="bold" style:font-weight-complex="bold"/>
    </style:style>
    <style:style style:name="P15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paragraph-rsid="00127310" style:font-size-asian="12pt" style:font-weight-asian="bold" style:font-weight-complex="bold"/>
    </style:style>
    <style:style style:name="P16" style:family="paragraph" style:parent-style-name="Text_20_body">
      <style:paragraph-properties fo:margin-top="0.007cm" fo:margin-bottom="0cm" style:contextual-spacing="false"/>
      <style:text-properties fo:font-size="12pt" officeooo:paragraph-rsid="00127310" style:font-size-asian="12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etter-spacing="-0.101cm" fo:font-weight="bold" officeooo:paragraph-rsid="00127310" style:font-size-asian="12pt" style:font-weight-asian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27310"/>
    </style:style>
    <style:style style:name="P19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21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weight="bold" officeooo:paragraph-rsid="001527d2" style:font-weight-asian="bold"/>
    </style:style>
    <style:style style:name="P22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27310" style:font-size-asian="5.5pt" style:font-weight-asian="bold"/>
    </style:style>
    <style:style style:name="P23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27310" style:font-size-asian="14.5pt" style:font-weight-asian="bold"/>
    </style:style>
    <style:style style:name="P24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5" style:family="paragraph" style:parent-style-name="Text_20_body">
      <style:paragraph-properties fo:margin-top="0.012cm" fo:margin-bottom="0cm" style:contextual-spacing="false"/>
      <style:text-properties fo:font-size="10.5pt" fo:font-weight="bold" officeooo:paragraph-rsid="00127310" style:font-size-asian="10.5pt" style:font-weight-asian="bold"/>
    </style:style>
    <style:style style:name="P26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27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27310"/>
    </style:style>
    <style:style style:name="P28" style:family="paragraph" style:parent-style-name="Text_20_body">
      <style:paragraph-properties fo:margin-top="0.012cm" fo:margin-bottom="0cm" style:contextual-spacing="false"/>
      <style:text-properties fo:font-size="12pt" fo:language="en" fo:country="US" officeooo:paragraph-rsid="00127310" style:font-size-asian="12pt"/>
    </style:style>
    <style:style style:name="P29" style:family="paragraph" style:parent-style-name="Text_20_body">
      <style:paragraph-properties fo:margin-top="0.012cm" fo:margin-bottom="0cm" style:contextual-spacing="false"/>
      <style:text-properties fo:font-size="12pt" fo:language="en" fo:country="US" fo:font-weight="bold" officeooo:rsid="001c3d81" officeooo:paragraph-rsid="001c3d81" style:font-size-asian="12pt" style:font-weight-asian="bold" style:font-weight-complex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1527d2" style:font-size-asian="12pt" style:font-weight-asian="bold"/>
    </style:style>
    <style:style style:name="T3" style:family="text">
      <style:text-properties fo:font-size="12pt" fo:letter-spacing="-0.007cm" fo:font-weight="bold" style:font-size-asian="12pt" style:font-weight-asian="bold"/>
    </style:style>
    <style:style style:name="T4" style:family="text">
      <style:text-properties fo:font-size="12pt" fo:letter-spacing="-0.007cm" fo:font-weight="bold" officeooo:rsid="001742ad" style:font-size-asian="12pt" style:font-weight-asian="bold"/>
    </style:style>
    <style:style style:name="T5" style:family="text">
      <style:text-properties fo:font-size="12pt" fo:letter-spacing="-0.009cm" fo:font-weight="bold" style:font-size-asian="12pt" style:font-weight-asian="bold"/>
    </style:style>
    <style:style style:name="T6" style:family="text">
      <style:text-properties fo:font-size="12pt" fo:letter-spacing="-0.009cm" fo:font-weight="bold" officeooo:rsid="0026af28" style:font-size-asian="12pt" style:font-weight-asian="bold"/>
    </style:style>
    <style:style style:name="T7" style:family="text">
      <style:text-properties fo:font-size="12pt" fo:letter-spacing="-0.014cm" fo:font-weight="bold" style:font-size-asian="12pt" style:font-weight-asian="bold"/>
    </style:style>
    <style:style style:name="T8" style:family="text">
      <style:text-properties fo:font-size="12pt" fo:letter-spacing="-0.101cm" fo:font-weight="bold" style:font-size-asian="12pt" style:font-weight-asian="bold"/>
    </style:style>
    <style:style style:name="T9" style:family="text">
      <style:text-properties fo:font-size="12pt" fo:letter-spacing="-0.101cm" fo:font-weight="bold" officeooo:rsid="001527d2" style:font-size-asian="12pt" style:font-weight-asian="bold"/>
    </style:style>
    <style:style style:name="T10" style:family="text">
      <style:text-properties fo:font-size="12pt" fo:font-style="italic" fo:font-weight="bold" style:font-size-asian="12pt" style:font-style-asian="italic" style:font-weight-asian="bold"/>
    </style:style>
    <style:style style:name="T11" style:family="text">
      <style:text-properties fo:font-size="12pt" fo:font-style="italic" fo:font-weight="bold" officeooo:rsid="00127310" style:font-size-asian="12pt" style:font-style-asian="italic" style:font-weight-asian="bold"/>
    </style:style>
    <style:style style:name="T12" style:family="text">
      <style:text-properties fo:font-size="12pt" fo:font-style="italic" fo:font-weight="bold" officeooo:rsid="001527d2" style:font-size-asian="12pt" style:font-style-asian="italic" style:font-weight-asian="bold"/>
    </style:style>
    <style:style style:name="T13" style:family="text">
      <style:text-properties fo:font-size="12pt" fo:letter-spacing="-0.018cm" fo:font-weight="bold" style:font-size-asian="12pt" style:font-weight-asian="bold"/>
    </style:style>
    <style:style style:name="T14" style:family="text">
      <style:text-properties fo:font-size="12pt" fo:letter-spacing="-0.016cm" fo:font-weight="bold" style:font-size-asian="12pt" style:font-weight-asian="bold"/>
    </style:style>
    <style:style style:name="T15" style:family="text">
      <style:text-properties fo:letter-spacing="-0.019cm"/>
    </style:style>
    <style:style style:name="T16" style:family="text">
      <style:text-properties fo:letter-spacing="-0.018cm"/>
    </style:style>
    <style:style style:name="T17" style:family="text">
      <style:text-properties fo:letter-spacing="-0.014cm"/>
    </style:style>
    <style:style style:name="T18" style:family="text">
      <style:text-properties fo:letter-spacing="-0.016cm"/>
    </style:style>
    <style:style style:name="T19" style:family="text">
      <style:text-properties fo:letter-spacing="-0.004cm"/>
    </style:style>
    <style:style style:name="T20" style:family="text">
      <style:text-properties fo:letter-spacing="-0.004cm" officeooo:rsid="00127310"/>
    </style:style>
    <style:style style:name="T21" style:family="text">
      <style:text-properties fo:letter-spacing="-0.007cm"/>
    </style:style>
    <style:style style:name="T2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aab73" loext:opacity="100%" style:font-name="JetBrains Mono" fo:font-size="10pt" fo:font-style="normal" fo:font-weight="normal" officeooo:rsid="00193253" style:font-size-asian="10pt" style:font-style-asian="normal" style:font-weight-asian="normal"/>
    </style:style>
    <style:style style:name="T2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officeooo:rsid="00127310"/>
    </style:style>
    <style:style style:name="T29" style:family="text">
      <style:text-properties officeooo:rsid="00151b53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Студент<text:span text:style-name="T15"> </text:span>группы<text:span text:style-name="T16"> </text:span>ИС-22<text:span text:style-name="T17"> </text:span>Зоренко<text:span text:style-name="T18"> </text:span>Константин<text:span text:style-name="T15"> </text:span>Сергеевич.</text:p>
      <text:p text:style-name="P16"/>
      <text:h text:style-name="P1" text:outline-level="1">Практическое<text:span text:style-name="T19"> </text:span>занятие<text:span text:style-name="T21"> </text:span>№<text:span text:style-name="T19"> </text:span><text:span text:style-name="T20">12</text:span></text:h>
      <text:p text:style-name="P2"><text:span text:style-name="T1">Тема:</text:span><text:span text:style-name="T5"> </text:span><text:span text:style-name="T6">составление программ в функциональном стиле в IDE PyCharm Community.</text:span></text:p>
      <text:p text:style-name="P9"/>
      <text:p text:style-name="P10"/>
      <text:p text:style-name="P10">Количество часов: <text:span text:style-name="T29">4</text:span>. </text:p>
      <text:p text:style-name="P10"/>
      <text:p text:style-name="P10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10"/>
      <text:p text:style-name="P18"><text:span text:style-name="T1"><text:s text:c="2"/>Постановка</text:span><text:span text:style-name="T7"> </text:span><text:span text:style-name="T1">задачи: </text:span><text:bookmark-start text:name="__DdeLink__913_1554299314"/><text:span text:style-name="T2">1</text:span><text:bookmark-end text:name="__DdeLink__913_1554299314"/><text:span text:style-name="T2">2/1</text:span><text:span text:style-name="T8">.Организовать и вывести последовательность из N случайных целых чисел. Из исходной последовательности организовать новую последовательность, содержащую положительные числа. Найти их количество.</text:span></text:p>
      <text:p text:style-name="P17"/>
      <text:p text:style-name="P18"><text:span text:style-name="T9">12\. 2 </text:span><text:bookmark-start text:name="__DdeLink__496_4090956855"/><text:span text:style-name="T8">Из списка: ['Валентин', 'Петр', 'Анна', 'Евгений', 'Константин', 'Валерия', 'Юлия'] получить новый список, в котором длина слов не превышает 5 символов.</text:span><text:bookmark-end text:name="__DdeLink__496_4090956855"/></text:p>
      <text:h text:style-name="P3" text:outline-level="1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7">Студент<text:span text:style-name="T15"> </text:span>группы<text:span text:style-name="T16"> </text:span>ИС-22<text:span text:style-name="T17"> </text:span>Зоренко<text:span text:style-name="T18"> </text:span>Константин<text:span text:style-name="T15"> </text:span>Сергеевич.</text:p>
      <text:p text:style-name="P5"><text:span text:style-name="T10">PZ_</text:span><text:span text:style-name="T11">12.</text:span><text:span text:style-name="T12">1</text:span></text:p>
      <text:h text:style-name="P4" text:outline-level="1">Текст<text:span text:style-name="T17"> </text:span>программы:</text:h>
      <text:p text:style-name="P8"><draw:frame draw:style-name="fr1" draw:name="Врезка2" text:anchor-type="as-char" svg:width="17.106cm" svg:height="7.627cm" draw:z-index="0"><draw:text-box><text:p text:style-name="P19"><text:span text:style-name="T22"><text:line-break/></text:span><text:span text:style-name="T26">from </text:span><text:span text:style-name="T22">random </text:span><text:span text:style-name="T26">import </text:span><text:span text:style-name="T22">randrange, random, randint</text:span><text:line-break/><text:span text:style-name="T22">tripletick = [randint(-</text:span><text:span text:style-name="T27">100</text:span><text:span text:style-name="T22">, </text:span><text:span text:style-name="T27">100</text:span><text:span text:style-name="T22">) </text:span><text:span text:style-name="T26">for </text:span><text:span text:style-name="T22">xxx </text:span><text:span text:style-name="T26">in </text:span><text:span text:style-name="T25">range</text:span><text:span text:style-name="T22">(</text:span><text:span text:style-name="T27">100</text:span><text:span text:style-name="T22">) </text:span><text:span text:style-name="T26">if </text:span><text:span text:style-name="T22">xxx &gt; </text:span><text:span text:style-name="T27">0</text:span><text:span text:style-name="T22">]</text:span><text:line-break/><text:span text:style-name="T22">new=[xx </text:span><text:span text:style-name="T26">for </text:span><text:span text:style-name="T22">xx </text:span><text:span text:style-name="T26">in </text:span><text:span text:style-name="T22">tripletick </text:span><text:span text:style-name="T26">if </text:span><text:span text:style-name="T22">xx&gt;</text:span><text:span text:style-name="T27">0</text:span><text:span text:style-name="T22">]</text:span><text:line-break/><text:span text:style-name="T26">for </text:span><text:span text:style-name="T22">plus </text:span><text:span text:style-name="T26">in </text:span><text:span text:style-name="T22">new:</text:span><text:line-break/><text:span text:style-name="T22"> <text:s text:c="3"/></text:span><text:span text:style-name="T26">if </text:span><text:span text:style-name="T22">plus &gt;</text:span><text:span text:style-name="T27">0</text:span><text:span text:style-name="T22">:</text:span><text:line-break/><text:span text:style-name="T22"> <text:s text:c="7"/>plus +=</text:span><text:span text:style-name="T27">1</text:span><text:line-break/><text:span text:style-name="T25">print</text:span><text:span text:style-name="T22">(new)</text:span><text:line-break/><text:span text:style-name="T25">print</text:span><text:span text:style-name="T22">(tripletick)</text:span><text:line-break/><text:span text:style-name="T25">print</text:span><text:span text:style-name="T22">(</text:span><text:span text:style-name="T23">f'</text:span><text:span text:style-name="T24">Положительные числа</text:span><text:span text:style-name="T23">-&gt; </text:span><text:span text:style-name="T26">{</text:span><text:span text:style-name="T22">plus</text:span><text:span text:style-name="T26">}</text:span><text:span text:style-name="T23">'</text:span><text:span text:style-name="T22">)</text:span><text:line-break/></text:p><text:p text:style-name="P26"/><text:p text:style-name="P20"/><text:p text:style-name="P24"/></draw:text-box></draw:frame></text:p>
      <text:p text:style-name="P21"><text:span text:style-name="T28">PZ_12.2</text:span><text:line-break/><text:line-break/><text:span text:style-name="T22">lst_name=[</text:span><text:span text:style-name="T23">'Валентин'</text:span><text:span text:style-name="T22">, </text:span><text:span text:style-name="T23">'Петр'</text:span><text:span text:style-name="T22">, </text:span><text:span text:style-name="T23">'Анна'</text:span><text:span text:style-name="T22">, </text:span><text:span text:style-name="T23">'Евгений'</text:span><text:span text:style-name="T22">, </text:span><text:span text:style-name="T23">'Константин'</text:span><text:span text:style-name="T22">, </text:span><text:span text:style-name="T23">'Валерия'</text:span><text:span text:style-name="T22">, </text:span><text:span text:style-name="T23">'Юлия'</text:span><text:span text:style-name="T22">]</text:span><text:line-break/><text:span text:style-name="T22">new = [name </text:span><text:span text:style-name="T26">for </text:span><text:span text:style-name="T22">name </text:span><text:span text:style-name="T26">in </text:span><text:span text:style-name="T22">lst_name </text:span><text:span text:style-name="T26">if </text:span><text:span text:style-name="T25">len</text:span><text:span text:style-name="T22">(name) &lt;=</text:span><text:span text:style-name="T27">5</text:span><text:span text:style-name="T22">]</text:span><text:line-break/><text:span text:style-name="T25">print</text:span><text:span text:style-name="T22">(new)</text:span></text:p>
      <text:p text:style-name="P25"/>
      <text:p text:style-name="P6"><text:span text:style-name="T1">Протокол</text:span><text:span text:style-name="T13"> </text:span><text:span text:style-name="T1">работы</text:span><text:span text:style-name="T14"> </text:span><text:span text:style-name="T1">программы:</text:span></text:p>
      <text:p text:style-name="P28">/home/student/Документы/Zorenko_Py/venv/bin/python /opt/pycharm-community/plugins/python-ce/helpers/pydev/pydevd.py --multiprocess --qt-support=auto --client 127.0.0.1 --port 35641 --file /home/student/Документы/Zorenko_Py/PZ-12/PZ_12.1(2).py </text:p>
      <text:p text:style-name="P28">Connected to pydev debugger (build 231.9225.15)</text:p>
      <text:p text:style-name="P28">[85, 99, 7, 43, 68, 22, 77, 8, 62, 30, 90, 99, 97, 77, 5, 81, 17, 77, 5, 88, 78, 75, 10, 16, 12, 99, 4, 80, 41, 32, 70, 27, 72, 48, 98, 46, 73, 37, 81, 52, 8, 87, 21, 51, 90, 20, 92, 5, 14, 81, 69, 95, 1, 93, 15, 21]</text:p>
      <text:p text:style-name="P28">[-73, 85, 99, 7, -8, -38, -45, 43, 68, 22, -49, 77, 8, -91, -64, -6, 62, 30, 90, 99, 97, 77, 5, -6, -12, 81, -44, -6, -94, 17, -55, -31, -94, -44, 77, 5, 88, 78, 75, -23, 10, -63, 16, -95, 12, -72, 99, -6, -57, 4, 80, -80, 41, 32, 70, 27, -100, 72, 48, 98, 46, 73, 37, 81, 52, -38, -81, 8, -27, 87, 21, 51, 90, 0, -17, 20, 92, 5, 14, 81, 69, -32, -59, 95, -21, -81, -53, -49, -40, 1, 93, -87, 15, -27, -60, -17, -61, 21, -40]</text:p>
      <text:p text:style-name="P28">Положительные числа 22</text:p>
      <text:p text:style-name="P28"/>
      <text:p text:style-name="P29">Протокол работы программы;</text:p>
      <text:p text:style-name="P12">12.2:<text:line-break/>['Петр', 'Анна', 'Юлия']</text:p>
      <text:p text:style-name="P11"/>
      <text:p text:style-name="P15"/>
      <text:p text:style-name="P13"/>
      <text:p text:style-name="P14">ВЫВОД:</text:p>
      <text:p text:style-name="P6"><text:span text:style-name="T4">З</text:span><text:span text:style-name="T3">акрепи</text:span><text:span text:style-name="T4">л</text:span><text:span text:style-name="T3"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2-21T11:07:19.024250472</dc:date>
    <meta:editing-cycles>13</meta:editing-cycles>
    <meta:editing-duration>PT57M9S</meta:editing-duration>
    <meta:document-statistic meta:table-count="0" meta:image-count="0" meta:object-count="0" meta:page-count="2" meta:paragraph-count="23" meta:word-count="374" meta:character-count="2535" meta:non-whitespace-character-count="2169"/>
    <meta:user-defined meta:name="Поле 1"/>
    <meta:user-defined meta:name="Поле 2"/>
    <meta:user-defined meta:name="Поле 3"/>
    <meta:user-defined meta:name="Поле 4"/>
  </office:meta>
</office:document-meta>
</file>